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1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20pt" style:font-name-asian="Segoe UI1" style:font-size-asian="8.5pt" style:font-name-complex="Segoe UI1" style:font-size-complex="8.5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1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" style:family="text">
      <style:text-properties fo:color="#000000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6" style:family="text">
      <style:text-properties fo:color="#000000" style:text-position="super 58%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7" style:family="text">
      <style:text-properties fo:color="#000000" style:text-position="super 58%" style:font-name="Segoe UI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00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9" style:family="text">
      <style:text-properties fo:color="#000000" style:text-position="super 58%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1.016cm">
          <draw:text-box>
            <text:p text:style-name="P1"><text:span text:style-name="T1">Holy Gospel</text:span></text:p>
            <text:p text:style-name="P1"><text:span text:style-name="T2">Matthew 9:35—10: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638cm" svg:height="6.263cm" svg:x="1.524cm" svg:y="1.016cm">
          <draw:text-box>
            <text:p text:style-name="P4"><text:span text:style-name="T3">35</text:span><text:span text:style-name="T4">And Jesus went throughout all the cities and villages, teaching in their synagogues and proclaiming the gospel of the kingdom and healing every disease and every affli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638cm" svg:height="4.76cm" svg:x="1.524cm" svg:y="1.016cm">
          <draw:text-box>
            <text:p text:style-name="P4"><text:span text:style-name="T3">36</text:span><text:span text:style-name="T4">When he saw the crowds, he had compassion for them, because they were harassed and helpless, like sheep without a shephe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638cm" svg:height="6.263cm" svg:x="1.524cm" svg:y="1.016cm">
          <draw:text-box>
            <text:p text:style-name="P4"><text:span text:style-name="T3">37</text:span><text:span text:style-name="T4">Then he said to his disciples, “The harvest is plentiful, but the laborers are few; </text:span><text:span text:style-name="T5"><text:s/></text:span><text:span text:style-name="T6">38</text:span><text:span text:style-name="T5">therefore pray earnestly to the Lord of the harvest to send out laborers into his harves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638cm" svg:height="6.263cm" svg:x="1.524cm" svg:y="1.016cm">
          <draw:text-box>
            <text:p text:style-name="P5"><text:span text:style-name="T7">1</text:span><text:span text:style-name="T8">And he called to him his twelve disciples and gave them authority over unclean spirits, to cast them out, and to heal every disease and every afflic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638cm" svg:height="6.263cm" svg:x="1.524cm" svg:y="1.016cm">
          <draw:text-box>
            <text:p text:style-name="P5"><text:span text:style-name="T7">2</text:span><text:span text:style-name="T8">The names of the twelve apostles are these: first, Simon, who is called Peter, and Andrew his brother; James the son of Zebedee, and John his broth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5" draw:text-style-name="P2" draw:layer="layout" svg:width="24.638cm" svg:height="7.766cm" svg:x="1.524cm" svg:y="1.016cm">
          <draw:text-box>
            <text:p text:style-name="P5"><text:span text:style-name="T9">3</text:span><text:span text:style-name="T8">Philip and Bartholomew; Thomas and Matthew the tax collector; James the son of Alphaeus, and Thaddaeus; </text:span><text:span text:style-name="T9">4</text:span><text:span text:style-name="T8">Simon the Cananaean, and Judas Iscariot, who betrayed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3" draw:text-style-name="P8" draw:layer="layout" svg:width="24.638cm" svg:height="6.263cm" svg:x="1.524cm" svg:y="1.016cm">
          <draw:text-box>
            <text:p text:style-name="P5"><text:span text:style-name="T9">5</text:span><text:span text:style-name="T8">These twelve Jesus sent out, instructing them, “Go nowhere among the Gentiles and enter no town of the Samaritans, </text:span><text:span text:style-name="T9">6</text:span><text:span text:style-name="T8">but go rather to the lost sheep of the house of Israe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3" draw:text-style-name="P8" draw:layer="layout" svg:width="24.638cm" svg:height="6.263cm" svg:x="1.524cm" svg:y="1.016cm">
          <draw:text-box>
            <text:p text:style-name="P5"><text:span text:style-name="T9">7</text:span><text:span text:style-name="T8">And proclaim as you go, saying, ‘The kingdom of heaven is at hand.’ </text:span><text:span text:style-name="T9">8</text:span><text:span text:style-name="T8">Heal the sick, raise the dead, cleanse lepers, cast out demons. You received without paying; give without p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5:01:01.351000000</meta:creation-date>
    <dc:title>1030 Wt. Intro</dc:title>
    <meta:editing-duration>PT5M28S</meta:editing-duration>
    <meta:editing-cycles>5</meta:editing-cycles>
    <meta:generator>LibreOffice/5.3.3.2$Windows_X86_64 LibreOffice_project/3d9a8b4b4e538a85e0782bd6c2d430bafe583448</meta:generator>
    <dc:date>2017-06-15T15:25:44.278000000</dc:date>
    <meta:document-statistic meta:object-count="59"/>
  </office:meta>
</office:document-meta>
</file>